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Heineken</text:p>
          </table:table-cell>
          <table:table-cell/>
          <table:table-cell office:value-type="string">
            <text:p>grim</text:p>
          </table:table-cell>
          <table:table-cell/>
          <table:table-cell office:value-type="string">
            <text:p>leffe</text:p>
          </table:table-cell>
          <table:table-cell table:number-columns-repeated="5"/>
        </table:table-row>
        <table:table-row table:style-name="ro1">
          <table:table-cell office:value-type="string">
            <text:p>vol</text:p>
          </table:table-cell>
          <table:table-cell office:value-type="string">
            <text:p>freq</text:p>
          </table:table-cell>
          <table:table-cell office:value-type="string">
            <text:p>vol</text:p>
          </table:table-cell>
          <table:table-cell office:value-type="string">
            <text:p>freq</text:p>
          </table:table-cell>
          <table:table-cell office:value-type="string">
            <text:p>vol</text:p>
          </table:table-cell>
          <table:table-cell office:value-type="string">
            <text:p>freq</text:p>
          </table:table-cell>
          <table:table-cell table:number-columns-repeated="3"/>
          <table:table-cell>
            <draw:frame table:end-cell-address="Feuille1.Q23" table:end-x="1.338cm" table:end-y="0.291cm" draw:z-index="1" draw:style-name="gr1" svg:width="16.308cm" svg:height="9.658cm" svg:x="0.837cm" svg:y="0.081cm">
              <draw:object draw:notify-on-update-of-ranges="Feuille1.E2:Feuille1.E2 Feuille1.E3:Feuille1.E16 Feuille1.F2:Feuille1.F2 Feuille1.F3:Feuille1.F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6">
            <text:p>236</text:p>
          </table:table-cell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23">
            <text:p>23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6">
            <text:p>246</text:p>
          </table:table-cell>
          <table:table-cell office:value-type="float" office:value="99">
            <text:p>99</text:p>
          </table:table-cell>
          <table:table-cell office:value-type="float" office:value="310">
            <text:p>310</text:p>
          </table:table-cell>
          <table:table-cell office:value-type="float" office:value="41">
            <text:p>41</text:p>
          </table:table-cell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291">
            <text:p>291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37">
            <text:p>337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343">
            <text:p>343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float" office:value="161">
            <text:p>161</text:p>
          </table:table-cell>
          <table:table-cell office:value-type="float" office:value="378">
            <text:p>378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95">
            <text:p>395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442">
            <text:p>442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40">
            <text:p>440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460">
            <text:p>460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67">
            <text:p>467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498">
            <text:p>498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97">
            <text:p>497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48">
            <text:p>548</text:p>
          </table:table-cell>
          <table:table-cell table:number-columns-repeated="2"/>
          <table:table-cell office:value-type="float" office:value="221">
            <text:p>221</text:p>
          </table:table-cell>
          <table:table-cell office:value-type="float" office:value="637">
            <text:p>63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78">
            <text:p>578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Feuille1.Q42" table:end-x="1.199cm" table:end-y="0.422cm" draw:z-index="0" draw:name="Heineken" draw:style-name="gr1" svg:width="16.95cm" svg:height="8.388cm" svg:x="0.056cm" svg:y="0.132cm">
              <draw:object draw:notify-on-update-of-ranges="Feuille1.A3:Feuille1.A17 Feuille1.B2:Feuille1.B2 Feuille1.B3:Feuille1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20/07/2011</text:date>, <text:time>21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22:10:28</meta:creation-date>
    <dc:date>2011-07-20T21:34:25</dc:date>
    <meta:editing-duration>PT7H2M46S</meta:editing-duration>
    <meta:editing-cycles>5</meta:editing-cycles>
    <meta:generator>LibreOffice/3.3$Linux LibreOffice_project/330m19$Build-8</meta:generator>
    <meta:document-statistic meta:table-count="3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51cm" svg:height="8.389cm" xlink:href=".." xlink:type="simple" chart:class="chart:line" chart:style-name="ch1">
        <chart:title svg:x="7.492cm" svg:y="0.303cm" chart:style-name="ch2">
          <text:p>Heineken</text:p>
        </chart:title>
        <chart:legend chart:legend-position="end" svg:x="15.585cm" svg:y="3.899cm" chart:style-name="ch3"/>
        <chart:plot-area chart:style-name="ch4" table:cell-range-address="Feuille1.A2:Feuille1.B17" chart:data-source-has-labels="both" svg:x="1.35cm" svg:y="1.583cm" svg:width="13.558cm" svg:height="5.658cm">
          <chartooo:coordinate-region svg:x="2.157cm" svg:y="1.782cm" svg:width="12.471cm" svg:height="4.812cm"/>
          <chart:axis chart:dimension="x" chart:name="primary-x" chart:style-name="ch5">
            <chart:title svg:x="7.847cm" svg:y="7.408cm" chart:style-name="ch6">
              <text:p>Vol</text:p>
            </chart:title>
            <chart:categories table:cell-range-address="Feuille1.A3:Feuille1.A17"/>
          </chart:axis>
          <chart:axis chart:dimension="y" chart:name="primary-y" chart:style-name="ch7">
            <chart:title svg:x="0.451cm" svg:y="4.8cm" chart:style-name="ch8">
              <text:p>Freq</text:p>
            </chart:title>
            <chart:grid chart:style-name="ch9" chart:class="major"/>
          </chart:axis>
          <chart:series chart:style-name="ch10" chart:values-cell-range-address="Feuille1.B3:Feuille1.B17" chart:label-cell-address="Feuille1.B2:Feuille1.B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Feuille1.A3:Feuille1.A17</svg:desc>
                </draw:g>
              </table:table-cell>
              <table:table-cell office:value-type="float" office:value="220">
                <text:p>220</text:p>
                <draw:g>
                  <svg:desc>Feuille1.B3:Feuille1.B17</svg:desc>
                </draw:g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8">
                <text:p>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09cm" svg:height="9.659cm" xlink:href=".." xlink:type="simple" chart:class="chart:line" chart:style-name="ch1">
        <chart:title svg:x="7.581cm" svg:y="0.329cm" chart:style-name="ch2">
          <text:p>Leffe</text:p>
        </chart:title>
        <chart:legend chart:legend-position="end" svg:x="14.943cm" svg:y="4.534cm" chart:style-name="ch3"/>
        <chart:plot-area chart:style-name="ch4" table:cell-range-address="Feuille1.E2:Feuille1.F16" chart:data-source-has-labels="both" svg:x="0.776cm" svg:y="1.687cm" svg:width="13.516cm" svg:height="7.359cm">
          <chartooo:coordinate-region svg:x="1.583cm" svg:y="1.886cm" svg:width="12.429cm" svg:height="6.513cm"/>
          <chart:axis chart:dimension="x" chart:name="primary-x" chart:style-name="ch5">
            <chart:categories table:cell-range-address="Feuille1.E3:Feuille1.E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F3:Feuille1.F16" chart:label-cell-address="Feuille1.F2:Feuille1.F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Feuille1.E3:Feuille1.E16</svg:desc>
                </draw:g>
              </table:table-cell>
              <table:table-cell office:value-type="float" office:value="224">
                <text:p>224</text:p>
                <draw:g>
                  <svg:desc>Feuille1.F3:Feuille1.F16</svg:desc>
                </draw:g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7">
                <text:p>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